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_32__20_Dots_20_1_20_Dash"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0.9cm" svg:height="0.9cm" svg:x="2.9cm" svg:y="5.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9cm" svg:height="0.9cm" svg:x="5.5cm" svg:y="5.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5cm" svg:y1="5.75cm" svg:x2="3.8cm" svg:y2="5.75cm" draw:start-shape="id1" draw:start-glue-point="6" draw:end-shape="id2" draw:end-glue-point="10" svg:d="M5500 5750h-1700" svg:viewBox="0 0 1701 1">
          <text:p/>
        </draw:connector>
        <draw:custom-shape draw:style-name="gr1" draw:text-style-name="P1" xml:id="id4" draw:id="id4" draw:layer="layout" svg:width="0.9cm" svg:height="0.9cm" svg:x="8.4cm" svg:y="5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9cm" svg:height="0.9cm" svg:x="11cm" svg:y="5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cm" svg:y1="5.75cm" svg:x2="9.3cm" svg:y2="5.75cm" draw:start-shape="id3" draw:start-glue-point="6" draw:end-shape="id4" draw:end-glue-point="10" svg:d="M11000 5750h-1700" svg:viewBox="0 0 1701 1">
          <text:p/>
        </draw:connector>
        <draw:custom-shape draw:style-name="gr1" draw:text-style-name="P1" xml:id="id5" draw:id="id5" draw:layer="layout" svg:width="0.9cm" svg:height="0.9cm" svg:x="13.6cm" svg:y="5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6cm" svg:y1="5.75cm" svg:x2="11.9cm" svg:y2="5.75cm" draw:start-shape="id5" draw:start-glue-point="6" svg:d="M13600 5750h-1700" svg:viewBox="0 0 1701 1">
          <text:p/>
        </draw:connector>
        <draw:connector draw:style-name="gr3" draw:text-style-name="P1" draw:layer="layout" draw:type="line" svg:x1="8.4cm" svg:y1="5.75cm" svg:x2="6.4cm" svg:y2="5.75cm" draw:start-shape="id4" draw:start-glue-point="6" draw:end-shape="id1" draw:end-glue-point="10" svg:d="M8400 5750h-2000" svg:viewBox="0 0 2001 1">
          <text:p/>
        </draw:connector>
        <draw:connector draw:style-name="gr3" draw:text-style-name="P1" draw:layer="layout" draw:type="curve" svg:x1="8.85cm" svg:y1="6.2cm" svg:x2="3.35cm" svg:y2="6.2cm" draw:start-shape="id4" draw:start-glue-point="8" draw:end-shape="id2" draw:end-glue-point="8" svg:d="M8850 6200c0 753-5500 753-5500 0" svg:viewBox="0 0 5501 566">
          <text:p/>
        </draw:connector>
        <draw:connector draw:style-name="gr3" draw:text-style-name="P1" draw:layer="layout" draw:type="curve" svg:x1="11.45cm" svg:y1="6.2cm" svg:x2="5.95cm" svg:y2="6.2cm" draw:start-shape="id3" draw:start-glue-point="8" draw:end-shape="id1" draw:end-glue-point="8" svg:d="M11450 6200c0 753-5500 753-5500 0" svg:viewBox="0 0 5501 566">
          <text:p/>
        </draw:connector>
        <draw:connector draw:style-name="gr3" draw:text-style-name="P1" draw:layer="layout" draw:type="curve" svg:x1="14.05cm" svg:y1="6.2cm" svg:x2="8.85cm" svg:y2="6.2cm" draw:start-shape="id5" draw:start-glue-point="8" draw:end-shape="id4" draw:end-glue-point="8" svg:d="M14050 6200c0 753-5200 753-5200 0" svg:viewBox="0 0 5201 566">
          <text:p/>
        </draw:connector>
        <draw:connector draw:style-name="gr3" draw:text-style-name="P1" draw:layer="layout" draw:type="curve" svg:x1="3.35cm" svg:y1="5.3cm" svg:x2="14.05cm" svg:y2="5.3cm" draw:start-shape="id2" draw:start-glue-point="4" draw:end-shape="id5" svg:d="M3350 5300c0-751 10700-751 10700 0" svg:viewBox="0 0 10701 564">
          <text:p/>
        </draw:connector>
        <draw:custom-shape draw:style-name="gr1" draw:text-style-name="P1" xml:id="id6" draw:id="id6" draw:layer="layout" svg:width="0.9cm" svg:height="0.9cm" svg:x="16.4cm" svg:y="5.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4cm" svg:y1="5.75cm" svg:x2="14.5cm" svg:y2="5.75cm" draw:start-shape="id6" draw:start-glue-point="6" draw:end-shape="id5" draw:end-glue-point="10" svg:d="M16400 5750h-1900" svg:viewBox="0 0 1901 1">
          <text:p/>
        </draw:connector>
        <draw:connector draw:style-name="gr3" draw:text-style-name="P1" draw:layer="layout" draw:type="curve" svg:x1="16.85cm" svg:y1="6.2cm" svg:x2="11.45cm" svg:y2="6.2cm" draw:start-shape="id6" draw:start-glue-point="8" draw:end-shape="id3" draw:end-glue-point="8" svg:d="M16850 6200c0 753-5400 753-5400 0" svg:viewBox="0 0 5401 566">
          <text:p/>
        </draw:connector>
        <draw:connector draw:style-name="gr4" draw:text-style-name="P1" draw:layer="layout" draw:type="curve" svg:x1="5.95cm" svg:y1="5.3cm" svg:x2="16.85cm" svg:y2="5.3cm" draw:start-shape="id1" draw:start-glue-point="4" draw:end-shape="id6" draw:end-glue-point="4" svg:d="M5950 5300c0-751 10900-751 10900 0" svg:viewBox="0 0 10901 564">
          <text:p/>
        </draw:connector>
        <draw:connector draw:style-name="gr5" draw:text-style-name="P1" draw:layer="layout" draw:type="curve" svg:x1="5.95cm" svg:y1="6.2cm" svg:x2="1.601cm" svg:y2="6.165cm" draw:start-shape="id1" draw:start-glue-point="8" svg:d="M5950 6200c0 753-4349 770-4349-35" svg:viewBox="0 0 4350 6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1-10T13:28:41.315923916</meta:creation-date>
    <dc:date>2016-01-10T13:34:48.311442646</dc:date>
    <dc:creator>peter </dc:creator>
    <meta:editing-duration>P0D</meta:editing-duration>
    <meta:editing-cycles>1</meta:editing-cycles>
    <meta:document-statistic meta:object-count="18"/>
    <meta:generator>LibreOffice/4.2.8.2$Linux_x86 LibreOffice_project/420m0$Build-2</meta:generator>
  </office:meta>
</office:document-meta>
</file>